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end" style:justify-single-word="false"/>
      <style:text-properties fo:color="#b3b3b3" fo:language="en" fo:country="US"/>
    </style:style>
    <style:style style:name="P3" style:family="paragraph" style:parent-style-name="Heading_20_2">
      <style:text-properties fo:language="en" fo:country="US"/>
    </style:style>
    <style:style style:name="P4" style:family="paragraph" style:parent-style-name="Standard" style:list-style-name="L1"/>
    <style:style style:name="P5" style:family="paragraph" style:parent-style-name="Standard" style:list-style-name="L1"/>
    <style:style style:name="P6" style:family="paragraph" style:parent-style-name="Standard" style:list-style-name="L1"/>
    <style:style style:name="P7" style:family="paragraph" style:parent-style-name="Standard" style:list-style-name="L1"/>
    <style:style style:name="P8" style:family="paragraph" style:parent-style-name="Standard" style:list-style-name="L1">
      <style:text-properties fo:language="en" fo:country="US"/>
    </style:style>
    <style:style style:name="P9" style:family="paragraph" style:parent-style-name="Standard" style:list-style-name="L1">
      <style:text-properties fo:language="en" fo:country="US"/>
    </style:style>
    <style:style style:name="P10" style:family="paragraph" style:parent-style-name="Standard" style:list-style-name="L1">
      <style:text-properties fo:language="en" fo:country="US"/>
    </style:style>
    <style:style style:name="P11" style:family="paragraph" style:parent-style-name="Standard" style:list-style-name="L1">
      <style:text-properties fo:language="en" fo:country="US"/>
    </style:style>
    <style:style style:name="P12" style:family="paragraph" style:parent-style-name="Standard" style:list-style-name="L1">
      <style:text-properties fo:language="en" fo:country="US"/>
    </style:style>
    <style:style style:name="P13" style:family="paragraph" style:parent-style-name="Standard" style:list-style-name="L1">
      <style:text-properties fo:language="en" fo:country="US"/>
    </style:style>
    <style:style style:name="P14" style:family="paragraph" style:parent-style-name="Standard" style:list-style-name="L1">
      <style:text-properties fo:language="en" fo:country="US"/>
    </style:style>
    <style:style style:name="P15" style:family="paragraph" style:parent-style-name="Standard" style:list-style-name="L1">
      <style:text-properties fo:language="en" fo:country="US"/>
    </style:style>
    <style:style style:name="P16" style:family="paragraph" style:parent-style-name="Standard" style:list-style-name="L1">
      <style:text-properties fo:language="en" fo:country="US"/>
    </style:style>
    <style:style style:name="P17" style:family="paragraph" style:parent-style-name="Standard" style:list-style-name="L1">
      <style:text-properties fo:language="en" fo:country="US"/>
    </style:style>
    <style:style style:name="P18" style:family="paragraph" style:parent-style-name="Heading_20_1" style:master-page-name="Standard">
      <style:text-properties fo:language="en" fo:country="U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normal" style:font-style-asian="normal" style:font-style-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1">Subdivision Meshes in RiCPP</text:h>
      <text:p text:style-name="P2">Memo for RiCPP, Andreas Pidde, 21st September 2008</text:p>
      <text:p text:style-name="P1"/>
      <text:p text:style-name="P1">A subdivision mesh consists of faces, edges and vertices. The vertices are connected by edges (winged edge like) and form the mesh. The Catmull-Clark subdivision scheme “<text:span text:style-name="T7">catmull-clark</text:span>” is supported, as given in RenderMan. The Loop subdivision scheme “<text:span text:style-name="T7">loop</text:span>” for triangular meshes is planned. A scheme “<text:span text:style-name="T7">none</text:span>” can be used for linear interpolation of the net.</text:p>
      <text:h text:style-name="P3" text:outline-level="2">The RenderMan Interface for Subdivision Surfaces</text:h>
      <text:p text:style-name="P1">There are two interface calls for subdivision surfaces: <text:span text:style-name="T5">RiSubdivisionMesh()</text:span> and <text:span text:style-name="T5">RiHierarchicalSubdivisionMesh()</text:span>. <text:span text:style-name="T5">RiSubdivisionMesh()</text:span> can be expressed in terms of the later <text:span text:style-name="T5">RiHierarchicalSubdivisionMesh()</text:span><text:span text:style-name="T6"> by omitting the editing extensions.</text:span></text:p>
      <text:h text:style-name="P3" text:outline-level="2">Data structures</text:h>
      <text:p text:style-name="P1">Subdivision meshes are implemented in RiCPP using three sets of classes. A container class for the tesselated data <text:span text:style-name="T5">CSubdivisionHierarchyTesselator</text:span> (<text:span text:style-name="T7">triangulation.cpp,.h</text:span>), the classes for the connectivity <text:span text:style-name="T5">CSubdivVertex</text:span>, <text:span text:style-name="T5">CSubdivEdge</text:span>, <text:span text:style-name="T5">CSubdivFace</text:span> and <text:span text:style-name="T5">CSubdivisionIndices</text:span> (<text:span text:style-name="T7">subdivision.cpp.h</text:span>) and the strategy classes for the subdivision, consisting at the moment of the virtual base class <text:span text:style-name="T5">CSubdivisionStrategy</text:span> and the specializations <text:span text:style-name="T9">CCatmullClarkSubdivision</text:span><text:span text:style-name="T10"> and</text:span><text:span text:style-name="T9"> </text:span><text:span text:style-name="T9">CNoneSubdivision</text:span> and a container class for the strategies <text:span text:style-name="T5">CSubdivisionStrategies</text:span> (also in <text:span text:style-name="T7">subdivision.cpp.h</text:span>), <text:span text:style-name="T5">CLoopSubdivision</text:span> will follow.</text:p>
      <text:h text:style-name="P3" text:outline-level="2">Literature</text:h>
      <text:list text:style-name="L1">
        <text:list-item>
          <text:p text:style-name="P4"><text:span text:style-name="T3">[PixMan] </text:span><text:bookmark-start text:name="PixarManual"/><text:span text:style-name="T2">Pixar Animation Studios</text:span><text:span text:style-name="T1">, Pixar's RenderMan User's Manual</text:span><text:bookmark-end text:name="PixarManual"/><text:span text:style-name="T1"> </text:span><text:span text:style-name="Internet_20_link"><text:span text:style-name="T1">https://renderman.pixar.com/forum/docs/RfM_1.0/RenderMan_Manual/users_guide/index.php</text:span></text:span></text:p>
        </text:list-item>
        <text:list-item>
          <text:p text:style-name="P4"><text:span text:style-name="T3">[App41] </text:span><text:bookmark-start text:name="PixarAppNotee10"/><text:span text:style-name="T2">Pixar Animation Studios</text:span><text:span text:style-name="T1">, PhotoRealistic RenderMan Application Note #</text:span><text:bookmark-end text:name="PixarAppNotee10"/><text:span text:style-name="T1">41, “Hierarchical Subdivision Surfaces” </text:span><text:a xlink:type="simple" xlink:href="https://renderman.pixar.com/forum/docs/RfM_1.0/RenderMan_Manual/AppNotes/appnote.41.php"><text:span text:style-name="Internet_20_link"><text:span text:style-name="T1">https://renderman.pixar.com/forum/docs/RfM_1.0/RenderMan_Manual/AppNotes/appnote.41.php</text:span></text:span></text:a></text:p>
        </text:list-item>
        <text:list-item>
          <text:p text:style-name="P4"><text:span text:style-name="T3">[App28] </text:span><text:bookmark-start text:name="PixarAppNotee101"/><text:span text:style-name="T2">Pixar Animation Studios</text:span><text:span text:style-name="T3">, PhotoRealistic RenderMan Application Note #</text:span><text:bookmark-end text:name="PixarAppNotee101"/><text:span text:style-name="T3">28, “The Subdivision Mesh Primitive” <text:s/></text:span><text:a xlink:type="simple" xlink:href="https://renderman.pixar.com/forum/docs/RfM_1.0/RenderMan_Manual/AppNotes/appnote.28.php"><text:span text:style-name="Internet_20_link"><text:span text:style-name="T3">https://renderman.pixar.com/forum/docs/RfM_1.0/RenderMan_Manual/AppNotes/appnote.28.php</text:span></text:span></text:a></text:p>
        </text:list-item>
        <text:list-item>
          <text:p text:style-name="P4"><text:span text:style-name="T3">[ARM99] </text:span><text:bookmark-start text:name="ApodacaARM"/><text:span text:style-name="T2">Apodaca, Anthony A.; Gritz, Larry</text:span><text:span text:style-name="T1">: Advanced RenderMan</text:span><text:bookmark-end text:name="ApodacaARM"/><text:span text:style-name="T1">. Morgan Kaufmann, 1999, ISBN 978-1558606180</text:span></text:p>
        </text:list-item>
        <text:list-item>
          <text:p text:style-name="P8"><text:span text:style-name="T3">[RFB04] </text:span><text:span text:style-name="T4">Raghavachary, Saty</text:span>: Rendering for Beginners. Focal Press, 2004, ISBN 978-0240519357</text:p>
        </text:list-item>
        <text:list-item>
          <text:p text:style-name="P8"><text:span text:style-name="T3">[CC78] </text:span><text:span text:style-name="T4">Catmull, E.; Clark, J.</text:span>: Recursively generated B-spline surfaces on arbitrary topological meshes. Computer Aided Design, 10(6):350-355, 1978</text:p>
        </text:list-item>
        <text:list-item>
          <text:p text:style-name="P8"><text:span text:style-name="T3">[SubdCA98] </text:span><text:span text:style-name="T4">DeRose, Tony; Kass, Michael, Truong, Tien</text:span>: Subdivision Surfaces in Character Animation. Pixar Animation Studios, 1998 (Available as a PDF document, also part of SIGGRAPH 99 Course notes, Subdivision for Modeling and Animation). This paper is used together with the Pixar AppNotes mainly as resource for the implementation of subdivision surfaces in RiCPP.</text:p>
        </text:list-item>
        <text:list-item>
          <text:p text:style-name="P8"><text:span text:style-name="T3">[Hal93] </text:span><text:span text:style-name="T4">Halstead, Mark; Kass, Michael; DeRose, Tony</text:span>: Efficient, fair interpolation using Catmull-Clark surfaces. Apple Computer Inc. Computer Graphics, 27(3):35-44, August 1993 (Available as a PDF document)</text:p>
        </text:list-item>
        <text:list-item>
          <text:p text:style-name="P8"><text:span text:style-name="T3">[Hop94] </text:span><text:span text:style-name="T2">Hoppe, H.; DeRose T.; Duchamp, T.; Halstead, M.; Jin, H; McDonald, J.; Schweitzer, J.; Stuetzle, W.</text:span><text:span text:style-name="T1">: Piecewise smooth surface reconstruction. Computer Graphics, 28(3):295-302, July 1994 (Available as PDF document </text:span><text:a xlink:type="simple" xlink:href="http://research.microsoft.com/~hoppe/psrecon.pdf"><text:span text:style-name="T1">http://research.microsoft.com/~hoppe/psrecon.pdf</text:span></text:a><text:span text:style-name="T1">)</text:span></text:p>
        </text:list-item>
        <text:list-item>
          <text:p text:style-name="P8"><text:span text:style-name="T3">[Loop97] </text:span><text:span text:style-name="T4">Loop, Charles Teorell</text:span>: Smooth Subdivision Surfaces based on Triangles. University of Utah, 1987 (Master of Science thesis, available as PDF file <text:a xlink:type="simple" xlink:href="http://research.microsoft.com/~cloop/thesis.pdf">http://research.microsoft.com/~cloop/thesis.pdf</text:a>)</text:p>
        </text:list-item>
        <text:list-item>
          <text:p text:style-name="P8"><text:span text:style-name="T3">[Stam98] </text:span><text:span text:style-name="T4">Stam, Jos</text:span>: Evaluation of Loop Subdivision Surfaces. Alias, Wavefront Inc., 1998 (Available as PDF document <text:a xlink:type="simple" xlink:href="http://www.dgp.toronto.edu/people/stam/reality/Research/pdf/loop.pdf">http://www.dgp.toronto.edu/people/stam/reality/Research/pdf/loop.pdf</text:a>)</text:p>
        </text:list-item>
        <text:list-item>
          <text:p text:style-name="P8"><text:span text:style-name="T8">[StamCC] </text:span><text:span text:style-name="T4">Stam, Jos</text:span>: Exact Evaluation of Catmull-Clark Subdivision Surfaces at Arbitrary Parameter Values. Alias Wavefront Inc. (Available as PDF document)</text:p>
        </text:list-item>
        <text:list-item>
          <text:p text:style-name="P8"><text:span text:style-name="T8">[Sig98] </text:span><text:span text:style-name="T4">Zorin, Denis; Schröder, Peter; DeRose, Tony; Kobbelt, Leif; Stam, Jos; Warren, Joe; et all</text:span>: Siggraph 98 Course Notes, Subdivision for Modeling and Animation (Available as PDF file, see <text:a xlink:type="simple" xlink:href="http://www.multires.caltech.edu/teaching/courses/subdivision/">http://www.multires.caltech.edu/teaching/courses/subdivision/</text:a>)</text:p>
        </text:list-item>
        <text:list-item>
          <text:p text:style-name="P8"><text:span text:style-name="T8">[Sig99] </text:span><text:span text:style-name="T4">Zorin, Denis; Schröder, Peter; DeRose, Tony; Kobbelt, Leif; Stam, Jos; Warren, Joe</text:span><text:span text:style-name="T2">; et all</text:span>: Siggraph 99 Course Notes, Subdivision for Modeling and Animation (Available as PDF file, contains the papers [SubdCA98], [Stam98], and [StamC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ArialMT" svg:font-family="ArialMT"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title>Catmull-Clark Subdivision Meshes in RiCPP</dc:title>
    <meta:initial-creator>pidde</meta:initial-creator>
    <meta:creation-date>2004-10-11T23:00:00</meta:creation-date>
    <dc:creator>Andreas Pidde</dc:creator>
    <dc:date>2008-09-29T11:28:24</dc:date>
    <dc:language>en-US</dc:language>
    <meta:editing-cycles>14</meta:editing-cycles>
    <meta:editing-duration>PT2H26M31S</meta:editing-duration>
    <meta:user-defined meta:name="Info 1"/>
    <meta:user-defined meta:name="Info 2"/>
    <meta:user-defined meta:name="Info 3"/>
    <meta:user-defined meta:name="Info 4"/>
    <meta:document-statistic meta:table-count="0" meta:image-count="0" meta:object-count="0" meta:page-count="2" meta:paragraph-count="22" meta:word-count="549" meta:character-count="4121"/>
  </office:meta>
</office:document-meta>
</file>